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7ab8e" officeooo:paragraph-rsid="0017ab8e"/>
    </style:style>
    <style:style style:name="P2" style:family="paragraph" style:parent-style-name="Standard">
      <style:paragraph-properties fo:text-align="start" style:justify-single-word="false"/>
      <style:text-properties officeooo:rsid="0017ab8e" officeooo:paragraph-rsid="0017ab8e"/>
    </style:style>
    <style:style style:name="P3" style:family="paragraph" style:parent-style-name="Standard">
      <style:paragraph-properties fo:text-align="start" style:justify-single-word="false"/>
      <style:text-properties officeooo:rsid="0017bc47" officeooo:paragraph-rsid="0017bc47"/>
    </style:style>
    <style:style style:name="P4" style:family="paragraph" style:parent-style-name="Standard" style:list-style-name="L1">
      <style:paragraph-properties fo:text-align="start" style:justify-single-word="false"/>
      <style:text-properties officeooo:rsid="0017bc47" officeooo:paragraph-rsid="0017bc47"/>
    </style:style>
    <style:style style:name="T1" style:family="text">
      <style:text-properties officeooo:rsid="0017bc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D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text:span text:style-name="T1">and no way to support him self. <text:s/>He isn't ready to venture out on his own.</text:span></text:p>
      <text:p text:style-name="P2"/>
      <text:p text:style-name="P3"><text:tab/>One fine day Joah sees a streaky light in the sky, it looks like maybe a meteor but when it vanishes over the top of the forest trees there is no crashing sound. <text:s/>He shrugs it off.</text:p>
      <text:p text:style-name="P3"/>
      <text:p text:style-name="P3"><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3"/>
      <text:p text:style-name="P3"><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3"/>
      <text:p text:style-name="P3"><text:tab/>However just before Joah goes away he asks what's in the forest. <text:s/>His dad tells him that there is supposed to be some old Indian sacred ruins in there but no one really cares about it or visits it anymore.</text:p>
      <text:p text:style-name="P3"/>
      <text:p text:style-name="P3"/>
      <text:p text:style-name="P3">Level and Environment design</text:p>
      <text:p text:style-name="P3"/>
      <text:p text:style-name="P3"><text:tab/>Each level is a 2D tiled map using the open source program “Tiled”, which will create a xml file which can be loaded from file easily.</text:p>
      <text:p text:style-name="P3"/>
      <text:p text:style-name="P3"><text:tab/>The artwork is up to the artists but the style will be of earth. <text:s/></text:p>
      <text:p text:style-name="P3"/>
      <text:p text:style-name="P3"><text:tab/>Tile size is 64</text:p>
      <text:p text:style-name="P3"/>
      <text:p text:style-name="P3">Levels</text:p>
      <text:p text:style-name="P3"/>
      <text:list xml:id="list861106957629018638" text:style-name="L1">
        <text:list-item>
          <text:p text:style-name="P4">The main characters home village at the edge of a forest and valley. <text:s/>A small village just a few <text:soft-page-break/>small houses at the end of a dirt road. <text:s/>The dirt road leads back to the highway.</text:p>
        </text:list-item>
        <text:list-item>
          <text:p text:style-name="P4">The valley scene, this is where Joah discovers the first evidence of extra terrestrial visitations, among the ancient Indian burial grounds.</text:p>
        </text:list-item>
        <text:list-item>
          <text:p text:style-name="P4">The forest scene. <text:s/>This is where Joah enters the forest looking for the ancient Indian ruins. <text:s/>When he finds them he also finds more evidence of ancient alien visitations. <text:s/>Including more landing pad depressions, burnt foliage, and obvious missing boulders and fresh holes du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3:36:56.010263544</meta:creation-date>
    <dc:date>2013-11-22T14:04:04.470635160</dc:date>
    <meta:editing-duration>PT14M52S</meta:editing-duration>
    <meta:editing-cycles>2</meta:editing-cycles>
    <meta:generator>LibreOffice/4.1.3.2$Linux_X86_64 LibreOffice_project/410$Build-2</meta:generator>
    <meta:document-statistic meta:table-count="0" meta:image-count="0" meta:object-count="0" meta:page-count="2" meta:paragraph-count="19" meta:word-count="530" meta:character-count="2830" meta:non-whitespace-character-count="2291"/>
  </office:meta>
</office:document-meta>
</file>